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.45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6.85pt" fo:break-before="auto" style:use-optimal-row-height="tru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24.94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ro10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henology observing process</text:p>
          </table:table-cell>
          <table:table-cell office:value-type="string" calcext:value-type="string">
            <text:p>BCO:'observing process'</text:p>
          </table:table-cell>
          <table:table-cell table:style-name="ce4" office:value-type="string" calcext:value-type="string">
            <text:p>An {observing process} that has as input a {whole plant} and has as output a {measurement datum} that {is about} some {plant phenological trait}.</text:p>
          </table:table-cell>
          <table:table-cell/>
          <table:table-cell table:style-name="ce4" office:value-type="string" calcext:value-type="string">
            <text:p>'observing process' AND</text:p>
            <text:p>('has_specified_input' SOME 'whole plant') AND</text:p>
            <text:p>('has_specified_output' SOME (</text:p>
            <text:p>    'measurement datum' THAT 'quality measurement of' SOME 'plant phenological trait'</text:p>
            <text:p>)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 table:style-name="ce4" office:value-type="string" calcext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A {plant phenological trait} that is measured by the number of new above-ground shoot-borne shoot system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"/>
          <table:table-cell table:number-columns-repeated="5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uits {$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3:36:15.817764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14:22:37.952340730</dc:date>
    <dc:creator>Brian </dc:creator>
    <meta:editing-duration>P20DT17H1M5S</meta:editing-duration>
    <meta:editing-cycles>73</meta:editing-cycles>
    <meta:generator>LibreOffice/5.1.4.2$Linux_X86_64 LibreOffice_project/10m0$Build-2</meta:generator>
    <meta:document-statistic meta:table-count="1" meta:cell-count="165" meta:object-count="0"/>
  </office:meta>
</office:document-meta>
</file>